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MathJax_Main" svg:font-family="MathJax_Ma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ers_Databas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1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2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3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4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5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6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7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8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9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10</text:p>
          </table:table-cell>
          <table:table-cell office:value-type="string" calcext:value-type="string">
            <text:p>passw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MathJax_Main" svg:font-family="MathJax_Ma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21:10:20.932219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_20__28_2_29_" style:display-name="PageStyle_Sheet1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04:27:10</meta:creation-date>
    <meta:initial-creator>hp</meta:initial-creator>
    <meta:generator>LibreOffice/6.4.7.2$Linux_X86_64 LibreOffice_project/40$Build-2</meta:generator>
    <dc:date>2021-11-22T21:12:36.738077512</dc:date>
    <meta:editing-duration>PT20M3S</meta:editing-duration>
    <meta:editing-cycles>4</meta:editing-cycles>
    <meta:document-statistic meta:table-count="1" meta:cell-count="24" meta:object-count="0"/>
    <meta:user-defined meta:name="WorkbookGuid">ff50b7ce-47fa-4615-b256-0950ac240c95</meta:user-defined>
  </office:meta>
</office:document-meta>
</file>